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ll the Standardized Vocabulary tables</text:p>
      <text:p text:style-name="Standard"/>
      <text:p text:style-name="Standard">CREATE SCHEMA vocab_5_0_31</text:p>
      <text:p text:style-name="Standard"><text:s text:c="4"/>AUTHORIZATION postgres;</text:p>
      <text:p text:style-name="Standard"/>
      <text:p text:style-name="Standard"/>
      <text:p text:style-name="Standard">CREATE TABLE IF NOT EXISTS vocab_5_0_31.attribute_definition</text:p>
      <text:p text:style-name="Standard">(</text:p>
      <text:p text:style-name="Standard"><text:s text:c="4"/>attribute_definition_id integer NOT NULL,</text:p>
      <text:p text:style-name="Standard"><text:s text:c="4"/>attribute_name character varying(255) NOT NULL,</text:p>
      <text:p text:style-name="Standard"><text:s text:c="4"/>attribute_description text,</text:p>
      <text:p text:style-name="Standard"><text:s text:c="4"/>attribute_type_concept_id integer NOT NULL,</text:p>
      <text:p text:style-name="Standard"><text:s text:c="4"/>attribute_syntax text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attribute_definition</text:p>
      <text:p text:style-name="Standard"><text:s text:c="4"/>OWNER to postgres;</text:p>
      <text:p text:style-name="Standard"/>
      <text:p text:style-name="Standard"/>
      <text:p text:style-name="Standard"/>
      <text:p text:style-name="Standard">CREATE TABLE IF NOT EXISTS vocab_5_0_31.cohort_definition</text:p>
      <text:p text:style-name="Standard">(</text:p>
      <text:p text:style-name="Standard"><text:s text:c="4"/>cohort_definition_id integer NOT NULL,</text:p>
      <text:p text:style-name="Standard"><text:s text:c="4"/>cohort_definition_name character varying(255) NOT NULL,</text:p>
      <text:p text:style-name="Standard"><text:s text:c="4"/>cohort_definition_description text,</text:p>
      <text:p text:style-name="Standard"><text:s text:c="4"/>definition_type_concept_id integer NOT NULL,</text:p>
      <text:p text:style-name="Standard"><text:s text:c="4"/>cohort_definition_syntax text,</text:p>
      <text:p text:style-name="Standard"><text:s text:c="4"/>subject_concept_id integer NOT NULL,</text:p>
      <text:p text:style-name="Standard"><text:s text:c="4"/>cohort_initiation_date date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cohort_definition</text:p>
      <text:p text:style-name="Standard"><text:s text:c="4"/>OWNER to postgres;</text:p>
      <text:p text:style-name="Standard"/>
      <text:p text:style-name="Standard"/>
      <text:p text:style-name="Standard">CREATE TABLE IF NOT EXISTS vocab_5_0_31.concept</text:p>
      <text:p text:style-name="Standard">(</text:p>
      <text:p text:style-name="Standard"><text:s text:c="4"/>concept_id integer NOT NULL,</text:p>
      <text:p text:style-name="Standard"><text:s text:c="4"/>concept_name character varying(255) NOT NULL,</text:p>
      <text:p text:style-name="Standard"><text:s text:c="4"/>domain_id character varying(20) NOT NULL,</text:p>
      <text:p text:style-name="Standard"><text:s text:c="4"/>vocabulary_id character varying(20) NOT NULL,</text:p>
      <text:p text:style-name="Standard"><text:s text:c="4"/>concept_class_id character varying(20) NOT NULL,</text:p>
      <text:p text:style-name="Standard"><text:s text:c="4"/>standard_concept character varying(1),</text:p>
      <text:p text:style-name="Standard"><text:s text:c="4"/>concept_code character varying(50) NOT NULL,</text:p>
      <text:p text:style-name="Standard"><text:s text:c="4"/>valid_start_date date NOT NULL,</text:p>
      <text:p text:style-name="Standard"><text:s text:c="4"/>valid_end_date date NOT NULL,</text:p>
      <text:p text:style-name="Standard"><text:s text:c="4"/>invalid_reason character varying(1)</text:p>
      <text:p text:style-name="Standard">)</text:p>
      <text:p text:style-name="Standard"><text:soft-page-break/></text:p>
      <text:p text:style-name="Standard">TABLESPACE pg_default;</text:p>
      <text:p text:style-name="Standard"/>
      <text:p text:style-name="Standard">ALTER TABLE vocab_5_0_31.concept</text:p>
      <text:p text:style-name="Standard"><text:s text:c="4"/>OWNER to postgres;</text:p>
      <text:p text:style-name="Standard"/>
      <text:p text:style-name="Standard"/>
      <text:p text:style-name="Standard">CREATE TABLE IF NOT EXISTS vocab_5_0_31.concept_ancestor</text:p>
      <text:p text:style-name="Standard">(</text:p>
      <text:p text:style-name="Standard"><text:s text:c="4"/>ancestor_concept_id integer NOT NULL,</text:p>
      <text:p text:style-name="Standard"><text:s text:c="4"/>descendant_concept_id integer NOT NULL,</text:p>
      <text:p text:style-name="Standard"><text:s text:c="4"/>min_levels_of_separation integer NOT NULL,</text:p>
      <text:p text:style-name="Standard"><text:s text:c="4"/>max_levels_of_separation integer NOT NULL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concept_ancestor</text:p>
      <text:p text:style-name="Standard"><text:s text:c="4"/>OWNER to postgres;</text:p>
      <text:p text:style-name="Standard"/>
      <text:p text:style-name="Standard"/>
      <text:p text:style-name="Standard">CREATE TABLE IF NOT EXISTS vocab_5_0_31.concept_class</text:p>
      <text:p text:style-name="Standard">(</text:p>
      <text:p text:style-name="Standard"><text:s text:c="4"/>concept_class_id character varying(20) NOT NULL,</text:p>
      <text:p text:style-name="Standard"><text:s text:c="4"/>concept_class_name character varying(255) NOT NULL,</text:p>
      <text:p text:style-name="Standard"><text:s text:c="4"/>concept_class_concept_id integer NOT NULL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concept_class</text:p>
      <text:p text:style-name="Standard"><text:s text:c="4"/>OWNER to postgres;</text:p>
      <text:p text:style-name="Standard"/>
      <text:p text:style-name="Standard"/>
      <text:p text:style-name="Standard">CREATE TABLE IF NOT EXISTS vocab_5_0_31.concept_relationship</text:p>
      <text:p text:style-name="Standard">(</text:p>
      <text:p text:style-name="Standard"><text:s text:c="4"/>concept_id_1 integer NOT NULL,</text:p>
      <text:p text:style-name="Standard"><text:s text:c="4"/>concept_id_2 integer NOT NULL,</text:p>
      <text:p text:style-name="Standard"><text:s text:c="4"/>relationship_id character varying(20) NOT NULL,</text:p>
      <text:p text:style-name="Standard"><text:s text:c="4"/>valid_start_date date NOT NULL,</text:p>
      <text:p text:style-name="Standard"><text:s text:c="4"/>valid_end_date date NOT NULL,</text:p>
      <text:p text:style-name="Standard"><text:s text:c="4"/>invalid_reason character varying(1)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concept_relationship</text:p>
      <text:p text:style-name="Standard"><text:s text:c="4"/>OWNER to postgres;</text:p>
      <text:p text:style-name="Standard"/>
      <text:p text:style-name="Standard"/>
      <text:p text:style-name="Standard">CREATE TABLE IF NOT EXISTS vocab_5_0_31.concept_synonym</text:p>
      <text:p text:style-name="Standard">(</text:p>
      <text:p text:style-name="Standard"><text:soft-page-break/><text:s text:c="4"/>concept_id integer NOT NULL,</text:p>
      <text:p text:style-name="Standard"><text:s text:c="4"/>concept_synonym_name character varying(1000) NOT NULL,</text:p>
      <text:p text:style-name="Standard"><text:s text:c="4"/>language_concept_id integer NOT NULL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concept_synonym</text:p>
      <text:p text:style-name="Standard"><text:s text:c="4"/>OWNER to postgres;</text:p>
      <text:p text:style-name="Standard"/>
      <text:p text:style-name="Standard"/>
      <text:p text:style-name="Standard">CREATE TABLE IF NOT EXISTS vocab_5_0_31.domain</text:p>
      <text:p text:style-name="Standard">(</text:p>
      <text:p text:style-name="Standard"><text:s text:c="4"/>domain_id character varying(20) NOT NULL,</text:p>
      <text:p text:style-name="Standard"><text:s text:c="4"/>domain_name character varying(255) NOT NULL,</text:p>
      <text:p text:style-name="Standard"><text:s text:c="4"/>domain_concept_id integer NOT NULL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domain</text:p>
      <text:p text:style-name="Standard"><text:s text:c="4"/>OWNER to postgres;</text:p>
      <text:p text:style-name="Standard"/>
      <text:p text:style-name="Standard"/>
      <text:p text:style-name="Standard">CREATE TABLE IF NOT EXISTS vocab_5_0_31.drug_strength</text:p>
      <text:p text:style-name="Standard">(</text:p>
      <text:p text:style-name="Standard"><text:s text:c="4"/>drug_concept_id integer NOT NULL,</text:p>
      <text:p text:style-name="Standard"><text:s text:c="4"/>ingredient_concept_id integer NOT NULL,</text:p>
      <text:p text:style-name="Standard"><text:s text:c="4"/>amount_value numeric,</text:p>
      <text:p text:style-name="Standard"><text:s text:c="4"/>amount_unit_concept_id integer,</text:p>
      <text:p text:style-name="Standard"><text:s text:c="4"/>numerator_value numeric,</text:p>
      <text:p text:style-name="Standard"><text:s text:c="4"/>numerator_unit_concept_id integer,</text:p>
      <text:p text:style-name="Standard"><text:s text:c="4"/>denominator_value numeric,</text:p>
      <text:p text:style-name="Standard"><text:s text:c="4"/>denominator_unit_concept_id integer,</text:p>
      <text:p text:style-name="Standard"><text:s text:c="4"/>box_size integer,</text:p>
      <text:p text:style-name="Standard"><text:s text:c="4"/>valid_start_date date NOT NULL,</text:p>
      <text:p text:style-name="Standard"><text:s text:c="4"/>valid_end_date date NOT NULL,</text:p>
      <text:p text:style-name="Standard"><text:s text:c="4"/>invalid_reason character varying(1)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drug_strength</text:p>
      <text:p text:style-name="Standard"><text:s text:c="4"/>OWNER to postgres;</text:p>
      <text:p text:style-name="Standard"/>
      <text:p text:style-name="Standard"/>
      <text:p text:style-name="Standard">CREATE TABLE IF NOT EXISTS vocab_5_0_31.relationship</text:p>
      <text:p text:style-name="Standard">(</text:p>
      <text:p text:style-name="Standard"><text:s text:c="4"/>relationship_id character varying(20) NOT NULL,</text:p>
      <text:p text:style-name="Standard"><text:s text:c="4"/>relationship_name character varying(255) NOT NULL,</text:p>
      <text:p text:style-name="Standard"><text:s text:c="4"/>is_hierarchical character varying(1) NOT NULL,</text:p>
      <text:p text:style-name="Standard"><text:s text:c="4"/>defines_ancestry character varying(1) NOT NULL,</text:p>
      <text:p text:style-name="Standard"><text:soft-page-break/><text:s text:c="4"/>reverse_relationship_id character varying(20) NOT NULL,</text:p>
      <text:p text:style-name="Standard"><text:s text:c="4"/>relationship_concept_id integer NOT NULL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relationship</text:p>
      <text:p text:style-name="Standard"><text:s text:c="4"/>OWNER to postgres;</text:p>
      <text:p text:style-name="Standard"/>
      <text:p text:style-name="Standard"/>
      <text:p text:style-name="Standard">CREATE TABLE IF NOT EXISTS vocab_5_0_31.source_to_concept_map</text:p>
      <text:p text:style-name="Standard">(</text:p>
      <text:p text:style-name="Standard"><text:s text:c="4"/>source_code character varying(50) NOT NULL,</text:p>
      <text:p text:style-name="Standard"><text:s text:c="4"/>source_concept_id integer NOT NULL,</text:p>
      <text:p text:style-name="Standard"><text:s text:c="4"/>source_vocabulary_id character varying(20) NOT NULL,</text:p>
      <text:p text:style-name="Standard"><text:s text:c="4"/>source_code_description character varying(255),</text:p>
      <text:p text:style-name="Standard"><text:s text:c="4"/>target_concept_id integer NOT NULL,</text:p>
      <text:p text:style-name="Standard"><text:s text:c="4"/>target_vocabulary_id character varying(20) NOT NULL,</text:p>
      <text:p text:style-name="Standard"><text:s text:c="4"/>valid_start_date date NOT NULL,</text:p>
      <text:p text:style-name="Standard"><text:s text:c="4"/>valid_end_date date NOT NULL,</text:p>
      <text:p text:style-name="Standard"><text:s text:c="4"/>invalid_reason character varying(1)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source_to_concept_map</text:p>
      <text:p text:style-name="Standard"><text:s text:c="4"/>OWNER to postgres;</text:p>
      <text:p text:style-name="Standard"/>
      <text:p text:style-name="Standard"/>
      <text:p text:style-name="Standard">CREATE TABLE IF NOT EXISTS vocab_5_0_31.vocabulary</text:p>
      <text:p text:style-name="Standard">(</text:p>
      <text:p text:style-name="Standard"><text:s text:c="4"/>vocabulary_id character varying(20) NOT NULL,</text:p>
      <text:p text:style-name="Standard"><text:s text:c="4"/>vocabulary_name character varying(255) NOT NULL,</text:p>
      <text:p text:style-name="Standard"><text:s text:c="4"/>vocabulary_reference character varying(255) NOT NULL,</text:p>
      <text:p text:style-name="Standard"><text:s text:c="4"/>vocabulary_version character varying(255),</text:p>
      <text:p text:style-name="Standard"><text:s text:c="4"/>vocabulary_concept_id integer NOT NULL</text:p>
      <text:p text:style-name="Standard">)</text:p>
      <text:p text:style-name="Standard"/>
      <text:p text:style-name="Standard">TABLESPACE pg_default;</text:p>
      <text:p text:style-name="Standard"/>
      <text:p text:style-name="Standard">ALTER TABLE vocab_5_0_31.vocabulary</text:p>
      <text:p text:style-name="Standard"><text:s text:c="4"/>OWNER to postgres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thagata Bhattacharjee</meta:initial-creator>
    <meta:creation-date>2023-07-25T11:14:22.27</meta:creation-date>
    <meta:generator>OpenOffice/4.1.12$Win32 OpenOffice.org_project/4112m1$Build-9809</meta:generator>
    <meta:document-statistic meta:table-count="0" meta:image-count="0" meta:object-count="0" meta:page-count="4" meta:paragraph-count="148" meta:word-count="488" meta:character-count="4854"/>
    <dc:date>2023-07-25T11:16:26.73</dc:date>
    <dc:creator>Tathagata Bhattacharjee</dc:creator>
    <meta:editing-duration>PT2M5S</meta:editing-duration>
    <meta:editing-cycles>1</meta:editing-cycles>
  </office:meta>
</office:document-meta>
</file>